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4" style:family="paragraph" style:parent-style-name="Text_20_body">
      <style:text-properties fo:color="#000000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color="#000000"/>
    </style:style>
    <style:style style:name="P7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9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color="#000000" style:font-name="Arial1" fo:font-weight="normal" style:font-weight-asian="normal" style:font-weight-complex="normal"/>
    </style:style>
    <style:style style:name="T1" style:family="text">
      <style:text-properties fo:font-variant="normal" fo:text-transform="none" fo:color="#38761d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ff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ff00ff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ff00ff" style:text-line-through-style="none" style:text-line-through-type="none" fo:font-size="11.2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ize="11.25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ize="11.25pt" fo:font-style="normal" style:text-underline-style="none" style:text-blinking="false" fo:background-color="transparent" loext:char-shading-value="0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c3ed427-a377-6e3d-ad5b-ff851a80234d"/></text:p>
      <text:p text:style-name="P5">FIJATE AGU QUE HAY COSAS QUE PUSISTE QUE SE CONTRADICEN CON LO MIO O SON LO MISMO </text:p>
      <text:p text:style-name="P5">LO DE JUGAR CONTRA LA PC DIJO EL PROFE QUE ERA UN BARDO Y QUE NO LO IBAMOS A HACER</text:p>
      <text:p text:style-name="P5">Y CAMI COMO SE COMPITE PARA DECIDIR EL PRIMER TURNO? PIEDRA PAPEL O TIJERA? JAJA</text:p>
      <text:p text:style-name="P6"><text:span text:style-name="T6">BUENO CHAAU</text:span><text:span text:style-name="T7"> </text:span></text:p>
      <text:p text:style-name="P2"/>
      <text:p text:style-name="P4"/>
      <text:p text:style-name="P6"><text:span text:style-name="T6">USER STORY</text:span></text:p>
      <text:list xml:id="list7128248594405715627" text:style-name="L5">
        <text:list-item>
          <text:p text:style-name="P7">El usuario al ingresar deberá elegir un nombre</text:p>
        </text:list-item>
        <text:list-item>
          <text:p text:style-name="P7">Se tendra la opcion de iniciar una nueva partida contra un contrincante</text:p>
        </text:list-item>
        <text:list-item>
          <text:p text:style-name="P7">el juego va a poder ser local o en red</text:p>
        </text:list-item>
        <text:list-item>
          <text:p text:style-name="P7">se va a poder reiniciar el juego</text:p>
        </text:list-item>
        <text:list-item>
          <text:p text:style-name="P7">se va a generar un ranking de usuarios con las partidas ganadas</text:p>
        </text:list-item>
        <text:list-item>
          <text:p text:style-name="P7">los usuarios van a poder elegir el color de su ficha</text:p>
        </text:list-item>
        <text:list-item>
          <text:p text:style-name="P7">el tablero va a ser de un tamaño fijo y no se va a poder modificar</text:p>
        </text:list-item>
        <text:list-item>
          <text:p text:style-name="P9"><text:span text:style-name="T9">Por turno cada jugador debe colocar una ficha en el tablero</text:span></text:p>
        </text:list-item>
        <text:list-item>
          <text:p text:style-name="P8">Luego cada jugador deberá elegir en qué columna coloca una ficha por turno(Solo se podrá ingresar por la columna). El tablero estará conformado por 6 filas y 7 columnas.</text:p>
        </text:list-item>
        <text:list-item>
          <text:p text:style-name="P8">FInalmente el ganador del juego será quien logró unir tanto vertical, horizontal o en diagonal, cuatro fichas del mismo color.</text:p>
        </text:list-item>
        <text:list-item>
          <text:p text:style-name="P8">Cada vez que un jugador gane una partida este se le sumara un punto en una tabla que luego será guardado para sumar puntos en el ranking del juego.</text:p>
        </text:list-item>
      </text:list>
      <text:p text:style-name="P3"/>
      <text:p text:style-name="P4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10T10:20:01.047410999</dc:date>
    <meta:editing-duration>P0D</meta:editing-duration>
    <meta:editing-cycles>1</meta:editing-cycles>
    <meta:document-statistic meta:table-count="0" meta:image-count="0" meta:object-count="0" meta:page-count="1" meta:paragraph-count="17" meta:word-count="232" meta:character-count="1161" meta:non-whitespace-character-count="952"/>
    <meta:generator>LibreOffice/4.2.7.2$Linux_x86 LibreOffice_project/420m0$Build-2</meta:generator>
  </office:meta>
</office:document-meta>
</file>